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font-name="Couri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6600" style:font-name="Courier"/>
    </style:style>
    <style:style style:name="T3" style:family="text">
      <style:text-properties style:font-name="Courier"/>
    </style:style>
    <style:style style:name="T4" style:family="text">
      <style:text-properties style:font-name="Courier" fo:font-style="normal" style:font-style-asian="normal" style:font-style-complex="normal"/>
    </style:style>
    <style:style style:name="T5" style:family="text">
      <style:text-properties style:font-name="Courier 10 Pitc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1D &amp; 2D channels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>Just brainstorming ideas!</text:p>
            <text:p/>
            <text:p>SEP2 will be inspired on Lima but not limited to Lima</text:p>
            <text:p text:style-name="P2"/>
            <text:list text:style-name="L2">
              <text:list-item>
                <text:p text:style-name="P2"><text:span text:style-name="T1">Configuration</text:span></text:p>
              </text:list-item>
              <text:list-item>
                <text:p text:style-name="P2"><text:span text:style-name="T1">Acquisition &amp; Synchronization</text:span></text:p>
              </text:list-item>
              <text:list-item>
                <text:p text:style-name="P2"><text:span text:style-name="T1">Sav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rent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t is possible to execute single acquisition measurement e.g. ct, step scans with 1D and 2D detectors.</text:p>
                <text:p/>
              </text:list-item>
              <text:list-item>
                <text:p>In the measurement group one could use either channel or channel + its Datasource attribute.</text:p>
                <text:p/>
              </text:list-item>
              <text:list-item>
                <text:p>Data source is by default composed by Sardana, but could be returned by the controller with GetPar method.</text:p>
                <text:p/>
              </text:list-item>
              <text:list-item>
                <text:p>Data Transfer:</text:p>
                <text:list>
                  <text:list-item>
                    <text:p>Data is transferred via Value attribute readout.</text:p>
                  </text:list-item>
                  <text:list-item>
                    <text:p>Data source is transferred via Datasource attribute readou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4"><text:span text:style-name="T2"/></text:p>
            <text:p text:style-name="P4"><text:span text:style-name="T2">Door&gt;</text:span><text:span text:style-name="T3"> defmeas mntgrp-1d2d </text:span><text:span text:style-name="T4">ct01</text:span><text:span text:style-name="T3"> oned01 twod01 oned01/datasource twod01/datasource</text:span></text:p>
            <text:p text:style-name="P4"><text:span text:style-name="T2">Door&gt;</text:span><text:span text:style-name="T3"> senv ActiveMntGrp mntgrp-1d2d</text:span></text:p>
            <text:p text:style-name="P4"><text:span text:style-name="T2">Door&gt;</text:span><text:span text:style-name="T3"> senv ScanDir /tmp</text:span></text:p>
            <text:p text:style-name="P4"><text:span text:style-name="T2">Door&gt;</text:span><text:span text:style-name="T3"> senv ScanFile “[‘test.h5‘, ‘test.dat</text:span><text:span text:style-name="T3">‘</text:span><text:span text:style-name="T3">]</text:span><text:span text:style-name="T3">“</text:span></text:p>
            <text:p text:style-name="P4"><text:span text:style-name="T2">Door&gt;</text:span><text:span text:style-name="T3"> ct</text:span></text:p>
            <text:p text:style-name="P4"><text:span text:style-name="T2">Door&gt;</text:span><text:span text:style-name="T3"> ascan mot01 0 1 1 0.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rent implem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H5 recorder:</text:p>
                <text:list>
                  <text:list-item>
                    <text:p>1D and 2D are correctly stored in the file:</text:p>
                  </text:list-item>
                </text:list>
              </text:list-item>
            </text:list>
            <text:p><text:span text:style-name="T5">import h5py</text:span></text:p>
            <text:p><text:span text:style-name="T5">h5py.File("/tmp/test.h5").items()[-1][1]["measurement"]["twod01"][0]</text:span></text:p>
            <text:list text:continue-numbering="true" text:style-name="L3">
              <text:list-item>
                <text:list>
                  <text:list-item>
                    <text:p>Data source is not stored in the file:</text:p>
                  </text:list-item>
                </text:list>
              </text:list-item>
            </text:list>
            <text:p><text:span text:style-name="T5">h5py.File("/tmp/test.dat").items()[-1][1]["measurement"].keys()</text:span></text:p>
            <text:list text:continue-numbering="true" text:style-name="L3">
              <text:list-header>
                <text:p><text:span text:style-name="T5"/></text:p>
              </text:list-header>
              <text:list-item>
                <text:p>Spec recorder:</text:p>
                <text:list>
                  <text:list-item>
                    <text:p>1D is stored in the file, 2D is not stored in the file</text:p>
                  </text:list-item>
                  <text:list-item>
                    <text:p>Data source is correctly stored in the file:</text:p>
                  </text:list-item>
                </text:list>
              </text:list-item>
            </text:list>
            <text:p><text:span text:style-name="T5">$&gt; tail /tmp/test.dat</text:span></text:p>
            <text:list text:continue-numbering="true" text:style-name="L3">
              <text:list-header>
                <text:p/>
              </text:list-header>
              <text:list-item>
                <text:p>Output recorder:</text:p>
                <text:list>
                  <text:list-item>
                    <text:p>1D and 2D are displayed as their shapes</text:p>
                  </text:list-item>
                  <text:list-item>
                    <text:p>Data source is not displayed, just &lt;string&gt; placeholder is displaye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rent implem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t is possible to execute multi acquisition measurement e.g. continuous scan, timescan with 1D detectors.</text:p>
                <text:list>
                  <text:list-item>
                    <text:p>In this case only data is transferred via Data attribute events (index + 1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figur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mage e.g. ROI, binning, etc.</text:p>
              </text:list-item>
              <text:list-item>
                <text:p>Saving:</text:p>
                <text:list>
                  <text:list-item>
                    <text:p>On channel level</text:p>
                    <text:list>
                      <text:list-item>
                        <text:p>Directory</text:p>
                      </text:list-item>
                      <text:list-item>
                        <text:p>Prefix</text:p>
                      </text:list-item>
                      <text:list-item>
                        <text:p>Suffix</text:p>
                      </text:list-item>
                      <text:list-item>
                        <text:p>Index format</text:p>
                      </text:list-item>
                      <text:list-item>
                        <text:p>Override policy</text:p>
                      </text:list-item>
                      <text:list-item>
                        <text:p>Active saving (bool)</text:p>
                      </text:list-item>
                    </text:list>
                  </text:list-item>
                  <text:list-item>
                    <text:p>On experiment configuration level or measurement group level (configuration)</text:p>
                    <text:list>
                      <text:list-item>
                        <text:p>Example: the same detector may be used in two different configurations e.g. raster scan (heat map) and data collection.</text:p>
                      </text:list-item>
                      <text:list-item>
                        <text:p>This should include all the attributes configurable on the channel lev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quisition &amp; Synchronization<text:line-break/>SEP18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xtend AcqSynch with two new options:</text:p>
                <text:list>
                  <text:list-item>
                    <text:p>SoftwareStart (which means internal start)</text:p>
                  </text:list-item>
                  <text:list-item>
                    <text:p>HardwareStart (which means external start)</text:p>
                  </text:list-item>
                </text:list>
                <text:p/>
              </text:list-item>
              <text:list-item>
                <text:p>Extend AcqSynchType with one new option (supported from expconf):</text:p>
                <text:list>
                  <text:list-item>
                    <text:p>Start</text:p>
                  </text:list-item>
                </text:list>
                <text:p/>
              </text:list-item>
              <text:list-item>
                <text:p>Allow different types of preparation of channels:</text:p>
                <text:list>
                  <text:list-item>
                    <text:p>Per measurement preparation with repetitions=n e.g. Prepare(One|All) or a controller parameter</text:p>
                  </text:list-item>
                  <text:list-item>
                    <text:p>Per acquisition preparation with repetitions=1 e.g. Load(One|All)</text:p>
                  </text:list-item>
                </text:list>
                <text:p/>
              </text:list-item>
              <text:list-item>
                <text:p>Modify acquisition actions (and synchronization action if necessary) so they support the new concepts added in points 2 and 4.</text:p>
              </text:list-item>
              <text:list-item>
                <text:p>Extend GSF (step mode) with measurement preparation (repetitions=n) if possible i.e. scan macro knows beforehand the number of poin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quisition &amp; Synchronization<text:line-break/>SEP18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cquisition will be possible on different levels: channel, measurement group, scan</text:p>
                <text:p/>
              </text:list-item>
              <text:list-item>
                <text:p>Extend AcqSynch with two new options:</text:p>
                <text:list>
                  <text:list-item>
                    <text:p>SoftwareStart (which means internal start)</text:p>
                  </text:list-item>
                  <text:list-item>
                    <text:p>HardwareStart (which means external start)</text:p>
                  </text:list-item>
                </text:list>
                <text:p/>
              </text:list-item>
              <text:list-item>
                <text:p>Extend AcqSynchType with one new option (supported from expconf):</text:p>
                <text:list>
                  <text:list-item>
                    <text:p>Start</text:p>
                  </text:list-item>
                </text:list>
                <text:p/>
              </text:list-item>
              <text:list-item>
                <text:p>Allow different types of preparation of channels:</text:p>
                <text:list>
                  <text:list-item>
                    <text:p>Per measurement preparation with repetitions=n e.g. Prepare(One|All) or a controller parameter</text:p>
                  </text:list-item>
                  <text:list-item>
                    <text:p>Per acquisition preparation with repetitions=1 e.g. Load(One|All)</text:p>
                  </text:list-item>
                </text:list>
                <text:p/>
              </text:list-item>
              <text:list-item>
                <text:p>Modify acquisition actions (and synchronization action if necessary) so they support the new concepts added in points 2 and 4.</text:p>
              </text:list-item>
              <text:list-item>
                <text:p>Extend GSF (step mode) with measurement preparation (repetitions=n) if possible i.e. scan macro knows beforehand the number of poin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Transfer and Sav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How to extract and transfer data/datasource:</text:p>
                <text:list>
                  <text:list-item>
                    <text:p>Controller will have two possibilities: either return data (Readable interface) or data source (also Readable interface and distinguish the type in the core? another interface? GetPar?)</text:p>
                  </text:list-item>
                  <text:list-item>
                    <text:p>2D data should be passed via Data attribute events (as it is done for the 1D)</text:p>
                  </text:list-item>
                  <text:list-item>
                    <text:p>How to pass data source? Via Data attribute events?</text:p>
                  </text:list-item>
                </text:list>
              </text:list-item>
              <text:list-item>
                <text:p>Recorders:</text:p>
                <text:list>
                  <text:list-item>
                    <text:p>Output</text:p>
                    <text:list>
                      <text:list-item>
                        <text:p>Hyperlink with image name e.g. sample1_000.edf</text:p>
                      </text:list-item>
                    </text:list>
                  </text:list-item>
                  <text:list-item>
                    <text:p>H5</text:p>
                    <text:list>
                      <text:list-item>
                        <text:p>String with URI</text:p>
                      </text:list-item>
                      <text:list-item>
                        <text:p>If H5 format is used by the detector we could provide links (virtual data sets)? Anyone interested in this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o be continued..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lease feedback on SEP2 and SEP18</text:p>
              </text:list-item>
              <text:list-item>
                <text:p>We need to organize follow-up meeting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3T16:50:52.859585602</meta:creation-date>
    <dc:date>2018-06-03T17:52:10.826363124</dc:date>
    <meta:editing-duration>PT1H1M16S</meta:editing-duration>
    <meta:editing-cycles>6</meta:editing-cycles>
    <meta:generator>LibreOffice/5.2.7.2$Linux_X86_64 LibreOffice_project/20m0$Build-2</meta:generator>
    <meta:document-statistic meta:object-count="61"/>
  </office:meta>
</office:document-meta>
</file>